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rsid="00163dd6" officeooo:paragraph-rsid="00163dd6"/>
    </style:style>
    <style:style style:name="P2" style:family="paragraph" style:parent-style-name="Text_20_body">
      <style:text-properties officeooo:rsid="00163dd6" officeooo:paragraph-rsid="001af92c"/>
    </style:style>
    <style:style style:name="P3" style:family="paragraph" style:parent-style-name="Text_20_body">
      <style:text-properties officeooo:rsid="001748e9" officeooo:paragraph-rsid="001748e9"/>
    </style:style>
    <style:style style:name="P4" style:family="paragraph" style:parent-style-name="Text_20_body">
      <style:text-properties officeooo:rsid="0017f54c" officeooo:paragraph-rsid="0017f54c"/>
    </style:style>
    <style:style style:name="P5" style:family="paragraph" style:parent-style-name="Text_20_body">
      <style:text-properties officeooo:rsid="00186dcc" officeooo:paragraph-rsid="00186dcc"/>
    </style:style>
    <style:style style:name="P6" style:family="paragraph" style:parent-style-name="Text_20_body">
      <style:text-properties officeooo:rsid="001d3d96" officeooo:paragraph-rsid="001d3d96"/>
    </style:style>
    <style:style style:name="P7" style:family="paragraph" style:parent-style-name="Text_20_body">
      <style:text-properties officeooo:rsid="001f1120" officeooo:paragraph-rsid="001f1120"/>
    </style:style>
    <style:style style:name="P8" style:family="paragraph" style:parent-style-name="Text_20_body">
      <style:text-properties officeooo:rsid="001f1120" officeooo:paragraph-rsid="002ec0f6"/>
    </style:style>
    <style:style style:name="P9" style:family="paragraph" style:parent-style-name="Text_20_body">
      <style:text-properties officeooo:rsid="001f3a44" officeooo:paragraph-rsid="001f3a44"/>
    </style:style>
    <style:style style:name="P10" style:family="paragraph" style:parent-style-name="Text_20_body">
      <style:text-properties officeooo:rsid="0020a5ab" officeooo:paragraph-rsid="0020a5ab"/>
    </style:style>
    <style:style style:name="P11" style:family="paragraph" style:parent-style-name="Text_20_body">
      <style:text-properties officeooo:rsid="001af92c" officeooo:paragraph-rsid="001af92c"/>
    </style:style>
    <style:style style:name="P12" style:family="paragraph" style:parent-style-name="Text_20_body">
      <style:text-properties officeooo:rsid="0026f014" officeooo:paragraph-rsid="0026f014"/>
    </style:style>
    <style:style style:name="P13" style:family="paragraph" style:parent-style-name="Text_20_body">
      <style:text-properties officeooo:rsid="00276d51" officeooo:paragraph-rsid="00276d51"/>
    </style:style>
    <style:style style:name="P14" style:family="paragraph" style:parent-style-name="Text_20_body">
      <style:text-properties officeooo:paragraph-rsid="00276d51"/>
    </style:style>
    <style:style style:name="P15" style:family="paragraph" style:parent-style-name="Text_20_body">
      <style:text-properties officeooo:rsid="002879bd" officeooo:paragraph-rsid="002879bd"/>
    </style:style>
    <style:style style:name="P16" style:family="paragraph" style:parent-style-name="Text_20_body">
      <style:text-properties officeooo:rsid="002afc7c" officeooo:paragraph-rsid="002afc7c"/>
    </style:style>
    <style:style style:name="P17" style:family="paragraph" style:parent-style-name="Text_20_body">
      <style:text-properties officeooo:rsid="002cc08e" officeooo:paragraph-rsid="002cc08e"/>
    </style:style>
    <style:style style:name="P18" style:family="paragraph" style:parent-style-name="Text_20_body">
      <style:text-properties officeooo:rsid="002ceb9d" officeooo:paragraph-rsid="002ceb9d"/>
    </style:style>
    <style:style style:name="P19" style:family="paragraph" style:parent-style-name="Preformatted_20_Text">
      <style:text-properties officeooo:rsid="001748e9" officeooo:paragraph-rsid="001748e9"/>
    </style:style>
    <style:style style:name="P20" style:family="paragraph" style:parent-style-name="Preformatted_20_Text">
      <style:text-properties officeooo:rsid="001748e9" officeooo:paragraph-rsid="0017f54c"/>
    </style:style>
    <style:style style:name="P21" style:family="paragraph" style:parent-style-name="Preformatted_20_Text">
      <style:text-properties officeooo:paragraph-rsid="00186dcc"/>
    </style:style>
    <style:style style:name="P22" style:family="paragraph" style:parent-style-name="Preformatted_20_Text">
      <style:text-properties officeooo:paragraph-rsid="00190d1f"/>
    </style:style>
    <style:style style:name="P23" style:family="paragraph" style:parent-style-name="Preformatted_20_Text">
      <style:text-properties officeooo:rsid="00186dcc" officeooo:paragraph-rsid="00190d1f"/>
    </style:style>
    <style:style style:name="P24" style:family="paragraph" style:parent-style-name="Preformatted_20_Text">
      <style:text-properties officeooo:rsid="00190d1f" officeooo:paragraph-rsid="00190d1f"/>
    </style:style>
    <style:style style:name="P25" style:family="paragraph" style:parent-style-name="Preformatted_20_Text">
      <style:text-properties officeooo:rsid="00190d1f" officeooo:paragraph-rsid="002ec0f6"/>
    </style:style>
    <style:style style:name="P26" style:family="paragraph" style:parent-style-name="Preformatted_20_Text">
      <style:text-properties officeooo:paragraph-rsid="001f1120"/>
    </style:style>
    <style:style style:name="P27" style:family="paragraph" style:parent-style-name="Preformatted_20_Text">
      <style:text-properties officeooo:paragraph-rsid="00212301"/>
    </style:style>
    <style:style style:name="P28" style:family="paragraph" style:parent-style-name="Preformatted_20_Text">
      <style:text-properties officeooo:paragraph-rsid="0022a16e"/>
    </style:style>
    <style:style style:name="P29" style:family="paragraph" style:parent-style-name="Preformatted_20_Text">
      <style:text-properties officeooo:paragraph-rsid="0024f8bb"/>
    </style:style>
    <style:style style:name="P30" style:family="paragraph" style:parent-style-name="Preformatted_20_Text">
      <style:text-properties officeooo:rsid="00276d51" officeooo:paragraph-rsid="00276d51"/>
    </style:style>
    <style:style style:name="P31" style:family="paragraph" style:parent-style-name="Preformatted_20_Text">
      <style:text-properties officeooo:rsid="00276d51" officeooo:paragraph-rsid="002879bd"/>
    </style:style>
    <style:style style:name="P32" style:family="paragraph" style:parent-style-name="Preformatted_20_Text">
      <style:text-properties officeooo:rsid="0026f014" officeooo:paragraph-rsid="00276d51"/>
    </style:style>
    <style:style style:name="P33" style:family="paragraph" style:parent-style-name="Preformatted_20_Text">
      <style:text-properties officeooo:rsid="002afc7c" officeooo:paragraph-rsid="002afc7c"/>
    </style:style>
    <style:style style:name="P34" style:family="paragraph" style:parent-style-name="Preformatted_20_Text">
      <style:text-properties officeooo:rsid="002cc08e" officeooo:paragraph-rsid="002cc08e"/>
    </style:style>
    <style:style style:name="P35" style:family="paragraph" style:parent-style-name="Preformatted_20_Text">
      <style:text-properties officeooo:rsid="002cc08e" officeooo:paragraph-rsid="002ceb9d"/>
    </style:style>
    <style:style style:name="P36" style:family="paragraph" style:parent-style-name="Preformatted_20_Text">
      <style:text-properties officeooo:rsid="002ceb9d" officeooo:paragraph-rsid="002ceb9d"/>
    </style:style>
    <style:style style:name="P37" style:family="paragraph" style:parent-style-name="Preformatted_20_Text">
      <style:text-properties officeooo:paragraph-rsid="002ceb9d"/>
    </style:style>
    <style:style style:name="P38" style:family="paragraph" style:parent-style-name="Heading_20_1">
      <style:text-properties officeooo:rsid="0011ec4d" officeooo:paragraph-rsid="0011ec4d"/>
    </style:style>
    <style:style style:name="P39" style:family="paragraph" style:parent-style-name="Heading_20_1">
      <style:paragraph-properties fo:break-before="page"/>
      <style:text-properties officeooo:rsid="00186dcc" officeooo:paragraph-rsid="00186dcc"/>
    </style:style>
    <style:style style:name="P40" style:family="paragraph" style:parent-style-name="Heading_20_1">
      <style:paragraph-properties fo:break-before="page"/>
      <style:text-properties officeooo:rsid="002cc08e" officeooo:paragraph-rsid="002cc08e"/>
    </style:style>
    <style:style style:name="P41" style:family="paragraph" style:parent-style-name="Heading_20_1">
      <style:paragraph-properties fo:break-before="page"/>
      <style:text-properties officeooo:paragraph-rsid="00329462"/>
    </style:style>
    <style:style style:name="P42" style:family="paragraph" style:parent-style-name="Heading_20_2">
      <style:text-properties officeooo:rsid="00163dd6" officeooo:paragraph-rsid="00163dd6"/>
    </style:style>
    <style:style style:name="P43" style:family="paragraph" style:parent-style-name="Heading_20_2">
      <style:text-properties officeooo:rsid="002cc08e" officeooo:paragraph-rsid="002cc08e"/>
    </style:style>
    <style:style style:name="P44" style:family="paragraph" style:parent-style-name="Heading_20_2">
      <style:paragraph-properties fo:break-before="column"/>
    </style:style>
    <style:style style:name="P45" style:family="paragraph" style:parent-style-name="Heading_20_2">
      <style:paragraph-properties fo:break-before="column"/>
      <style:text-properties officeooo:rsid="00163dd6" officeooo:paragraph-rsid="00163dd6"/>
    </style:style>
    <style:style style:name="P46" style:family="paragraph" style:parent-style-name="Heading_20_2">
      <style:paragraph-properties fo:break-before="column"/>
      <style:text-properties officeooo:rsid="00186dcc" officeooo:paragraph-rsid="00186dcc"/>
    </style:style>
    <style:style style:name="P47" style:family="paragraph" style:parent-style-name="Heading_20_2">
      <style:paragraph-properties fo:break-before="column"/>
      <style:text-properties officeooo:rsid="002cc08e" officeooo:paragraph-rsid="002cc08e"/>
    </style:style>
    <style:style style:name="P48" style:family="paragraph" style:parent-style-name="List_20_1" style:list-style-name="L1"/>
    <style:style style:name="P49" style:family="paragraph" style:parent-style-name="List_20_1" style:list-style-name="L1">
      <style:text-properties officeooo:rsid="001f1120" officeooo:paragraph-rsid="001f1120"/>
    </style:style>
    <style:style style:name="P50" style:family="paragraph" style:parent-style-name="List_20_1" style:list-style-name="L2">
      <style:text-properties officeooo:rsid="001f1120" officeooo:paragraph-rsid="001f3a44"/>
    </style:style>
    <style:style style:name="P51" style:family="paragraph" style:parent-style-name="List_20_1" style:list-style-name="L2">
      <style:text-properties officeooo:paragraph-rsid="001f3a44"/>
    </style:style>
    <style:style style:name="P52" style:family="paragraph" style:parent-style-name="List_20_1" style:list-style-name="L2">
      <style:text-properties officeooo:rsid="00186dcc" officeooo:paragraph-rsid="00186dcc"/>
    </style:style>
    <style:style style:name="P53" style:family="paragraph" style:parent-style-name="List_20_1" style:list-style-name="L3"/>
    <style:style style:name="P54" style:family="paragraph" style:parent-style-name="List_20_1" style:list-style-name="L3">
      <style:text-properties officeooo:rsid="002afc7c" officeooo:paragraph-rsid="002afc7c"/>
    </style:style>
    <style:style style:name="P55" style:family="paragraph" style:parent-style-name="List_20_1" style:list-style-name="L4">
      <style:text-properties officeooo:rsid="002ec0f6" officeooo:paragraph-rsid="002ec0f6"/>
    </style:style>
    <style:style style:name="P56" style:family="paragraph" style:parent-style-name="Preformatted_20_Text">
      <style:text-properties officeooo:rsid="002ceb9d" officeooo:paragraph-rsid="002ceb9d"/>
    </style:style>
    <style:style style:name="T1" style:family="text">
      <style:text-properties officeooo:rsid="0011ec4d"/>
    </style:style>
    <style:style style:name="T2" style:family="text">
      <style:text-properties officeooo:rsid="0016f4aa"/>
    </style:style>
    <style:style style:name="T3" style:family="text">
      <style:text-properties officeooo:rsid="001748e9"/>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f3a44"/>
    </style:style>
    <style:style style:name="T7" style:family="text">
      <style:text-properties officeooo:rsid="0017f54c"/>
    </style:style>
    <style:style style:name="T8" style:family="text">
      <style:text-properties officeooo:rsid="00190d1f"/>
    </style:style>
    <style:style style:name="T9" style:family="text">
      <style:text-properties officeooo:rsid="001af92c"/>
    </style:style>
    <style:style style:name="T10" style:family="text">
      <style:text-properties officeooo:rsid="001d3d96"/>
    </style:style>
    <style:style style:name="T11" style:family="text">
      <style:text-properties fo:font-weight="normal" style:font-weight-asian="normal" style:font-weight-complex="normal"/>
    </style:style>
    <style:style style:name="T12" style:family="text">
      <style:text-properties officeooo:rsid="001f3a44"/>
    </style:style>
    <style:style style:name="T13" style:family="text">
      <style:text-properties officeooo:rsid="0020a5ab"/>
    </style:style>
    <style:style style:name="T14" style:family="text">
      <style:text-properties officeooo:rsid="00212301"/>
    </style:style>
    <style:style style:name="T15" style:family="text">
      <style:text-properties officeooo:rsid="0022a16e"/>
    </style:style>
    <style:style style:name="T16" style:family="text">
      <style:text-properties officeooo:rsid="00235609"/>
    </style:style>
    <style:style style:name="T17" style:family="text">
      <style:text-properties officeooo:rsid="0024f8bb"/>
    </style:style>
    <style:style style:name="T18" style:family="text">
      <style:text-properties officeooo:rsid="0026f014"/>
    </style:style>
    <style:style style:name="T19" style:family="text">
      <style:text-properties officeooo:rsid="00276d51"/>
    </style:style>
    <style:style style:name="T20" style:family="text">
      <style:text-properties style:font-name="Liberation Serif1" officeooo:rsid="00276d51"/>
    </style:style>
    <style:style style:name="T21" style:family="text">
      <style:text-properties style:font-name="Liberation Serif" officeooo:rsid="00276d51"/>
    </style:style>
    <style:style style:name="T22" style:family="text">
      <style:text-properties officeooo:rsid="002879bd"/>
    </style:style>
    <style:style style:name="T23" style:family="text">
      <style:text-properties officeooo:rsid="002afc7c"/>
    </style:style>
    <style:style style:name="T24" style:family="text">
      <style:text-properties officeooo:rsid="002ceb9d"/>
    </style:style>
    <style:style style:name="T25" style:family="text">
      <style:text-properties officeooo:rsid="002ec0f6"/>
    </style:style>
    <style:style style:name="T26" style:family="text">
      <style:text-properties officeooo:rsid="0032946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Wer blinkt so spät durch Nacht und Wind…</text:h>
      <text:p text:style-name="Text_20_body">Es sind Leuchtdioden an den <text:span text:style-name="T3">Beinchen (</text:span>Pins<text:span text:style-name="T3">) Nummer </text:span>10, 11, 12, 13 angeschlossen. <text:span text:style-name="T1">Als ersten Schritt werden wir eine davon zum Blinken bringen: Einschalten – Warten – Ausschalten – Warten und so weiter…</text:span></text:p>
      <text:p text:style-name="Preformatted_20_Text">void setup() {</text:p>
      <text:p text:style-name="Preformatted_20_Text"><text:s text:c="2"/>pinMode(10, OUTPUT);</text:p>
      <text:p text:style-name="Preformatted_20_Text">}</text:p>
      <text:p text:style-name="Preformatted_20_Text"/>
      <text:p text:style-name="Preformatted_20_Text">void loop() {</text:p>
      <text:p text:style-name="Preformatted_20_Text"><text:s text:c="2"/>digitalWrite(10, HIGH);</text:p>
      <text:p text:style-name="Preformatted_20_Text"><text:s text:c="2"/>delay(100);</text:p>
      <text:p text:style-name="Preformatted_20_Text"><text:s text:c="2"/>digitalWrite(10, LOW);</text:p>
      <text:p text:style-name="Preformatted_20_Text"><text:s text:c="2"/>delay(1000);</text:p>
      <text:p text:style-name="Preformatted_20_Text">}</text:p>
      <text:h text:style-name="P42" text:outline-level="2">Vorschläge zum Experimentieren</text:h>
      <text:list xml:id="list8292793548189444183" text:style-name="L1">
        <text:list-item>
          <text:p text:style-name="P48">Die Wartezeiten ver<text:span text:style-name="T2">ä</text:span>ndern, so dass die Leuchtdiode schneller oder langsamer oder seltener blinkt.</text:p>
        </text:list-item>
        <text:list-item>
          <text:p text:style-name="P48">Einen anderen Pin verwenden, um eine der anderen Leuchtdioden blinken zu lassen.</text:p>
        </text:list-item>
        <text:list-item>
          <text:p text:style-name="P48">Das "pinMode" und "digitalWrite" kopieren, um mehrere Leuchtdioden gleichzeitig blinken zu lassen.</text:p>
        </text:list-item>
        <text:list-item>
          <text:p text:style-name="P48">Eine Folge von <text:span text:style-name="T2">digitalWrite und delay Befehlen, um </text:span>ein Muster zu blinken wie z.B. SOS.</text:p>
        </text:list-item>
        <text:list-item>
          <text:p text:style-name="P49">Was passiert, wenn die Wartezeiten sehr klein sind? Welchen Einfluss hat das Verhältnis zwischen An- und Aus-Zeit?</text:p>
        </text:list-item>
      </text:list>
      <text:h text:style-name="P45" text:outline-level="2">Erklärungen</text:h>
      <text:p text:style-name="Preformatted_20_Text"><text:span text:style-name="Source_20_Text">void setup() { … </text:span><text:span text:style-name="Source_20_Text"><text:span text:style-name="T9">}</text:span></text:span></text:p>
      <text:p text:style-name="P2">Die<text:span text:style-name="T9">s </text:span>definiert <text:span text:style-name="T9">ein Unterprogramm namens "setup". </text:span>Dieses<text:span text:style-name="T1"> ist speziell: Es wird einmal nach jedem Start </text:span>des Mini-Computers <text:span text:style-name="T1">ausgef</text:span>üh<text:span text:style-name="T1">rt. </text:span>Es kann benutzt werden, um Einstellungen und Startwerte festzulegen. </text:p>
      <text:p text:style-name="Preformatted_20_Text"><text:span text:style-name="Source_20_Text">void loop() {</text:span><text:span text:style-name="T2"> … }</text:span></text:p>
      <text:p text:style-name="P11">Definiert das „loop“ Unterprogramm. Es wird vom Mini-Computer immer wieder neu ausgeführt bis jemand den Strom ausschaltet. Es können weitere eigene Unterprogramme definiert werden.</text:p>
      <text:p text:style-name="P1">Die Klammern <text:span text:style-name="Source_20_Text">{ … }</text:span> umschließen eine Befehlsfolge. Die meisten Befehle enden mit einem Semikolon <text:span text:style-name="Source_20_Text">;</text:span> damit der Computer weiß, wo der nächste Befehl losgeht. Die Befehle werden in normaler Leserichtung abgearbeitet (links nach rechts, oben nach unten).</text:p>
      <text:p text:style-name="Preformatted_20_Text"><text:span text:style-name="Source_20_Text">pinMode(10, OUTPUT);</text:span></text:p>
      <text:p text:style-name="P3">Sagt, dass der Pin 10 als Ausgang benutzt werden soll. Dies erlaubt es, mit dem nächsten Befehl die Spannung an dem Pin festzulegen.</text:p>
      <text:p text:style-name="P19">digitalWrite(10, HIGH);</text:p>
      <text:p text:style-name="P19">digitalWrite(10, LOW);</text:p>
      <text:p text:style-name="P3">HIGH verbindet den Pin <text:span text:style-name="T7">10 </text:span>im Mini-Computer mit den 5V der Stromversorgung und LOW mit den 0V. Das sind die <text:span text:style-name="T5">+</text:span> und <text:span text:style-name="T5">- </text:span>Leitungen auf dem Steckbrett. Die Bezeichnung kommt daher, dass in <text:span text:style-name="T7">vielen Signaldiagrammen die 5V oben und die 0V unten sind.</text:span></text:p>
      <text:p text:style-name="P20"><text:span text:style-name="T7">d</text:span>elay(1000);</text:p>
      <text:p text:style-name="P4">Dieser Befehl verzögert die Ausführung unseres Programms um die gewünschte Anzahl an Milli-<text:span text:style-name="T13">S</text:span>ekunden. 1000ms sind eine Sekunde. Der Mini-Computer wartet hier und prüft die interne Uhr bis genügend Zeit vergangen ist. Für noch kürzere Wartezeiten gibt es folgenden Befehl:</text:p>
      <text:p text:style-name="Preformatted_20_Text">delayMicroseconds(<text:span text:style-name="T13">5</text:span>);</text:p>
      <text:p text:style-name="P4"><text:span text:style-name="T13">W</text:span>artet <text:span text:style-name="T13">5 </text:span>Micro-<text:span text:style-name="T13">S</text:span>ekunde<text:span text:style-name="T13">n</text:span>. <text:span text:style-name="T13">1000us = 1ms. Kleinere Zeiten sind ungenau.</text:span> </text:p>
      <text:h text:style-name="P39" text:outline-level="1">Ein wenig Tastsinn...</text:h>
      <text:p text:style-name="P5">Nachdem wir nun immerhin Leuchdioden ein und ausschalten können, versuchen wir als nächstes ein Beinchen als Eingang für eine Taste zu benutzen. An Pin 5 ist eine Leuchtdiode angeschlossen, an Pin 7 eine Taste und an Pin 9 ein Lautsprecher.</text:p>
      <text:p text:style-name="Preformatted_20_Text">void setup() {</text:p>
      <text:p text:style-name="Preformatted_20_Text"><text:s text:c="2"/>pinMode(5, OUTPUT);</text:p>
      <text:p text:style-name="Preformatted_20_Text"><text:s text:c="2"/>pinMode(7, INPUT_PULLUP);</text:p>
      <text:p text:style-name="Preformatted_20_Text">}</text:p>
      <text:p text:style-name="Preformatted_20_Text"/>
      <text:p text:style-name="Preformatted_20_Text">void loop() {</text:p>
      <text:p text:style-name="P22"><text:s text:c="2"/>bool taste;</text:p>
      <text:p text:style-name="P22"><text:s text:c="2"/><text:span text:style-name="T8">taste</text:span> = digitalRead(7);</text:p>
      <text:p text:style-name="Preformatted_20_Text"><text:s text:c="2"/>if (taste == LOW) {</text:p>
      <text:p text:style-name="Preformatted_20_Text"><text:s text:c="4"/>digitalWrite(5, HIGH); // einschalten</text:p>
      <text:p text:style-name="Preformatted_20_Text"><text:s text:c="2"/>} else {</text:p>
      <text:p text:style-name="Preformatted_20_Text"><text:s text:c="4"/>digitalWrite(5, LOW); // ausschalten</text:p>
      <text:p text:style-name="Preformatted_20_Text"><text:s text:c="2"/>}</text:p>
      <text:p text:style-name="Preformatted_20_Text">}</text:p>
      <text:h text:style-name="Heading_20_2" text:outline-level="2">Vorschläge zum Experimentieren</text:h>
      <text:list xml:id="list8338665511197065732" text:style-name="L2">
        <text:list-item>
          <text:p text:style-name="P52">Die Leuchtdiode soll ausgeschaltet sein, wenn die Taste gedrückt ist. Es gibt mindestens zwei Wege, dies zu erreichen.</text:p>
        </text:list-item>
        <text:list-item>
          <text:p text:style-name="P50">Nachmessen: Welche Spannung liegt am Pin an wenn die Taste gedrückt ist und welche sonst?</text:p>
        </text:list-item>
        <text:list-item>
          <text:p text:style-name="P52">Die Leuchtdiode soll eine halbe Sekunde leuchten wenn die Taste gedrückt wird und dann wieder aus <text:span text:style-name="T10">gehen</text:span>.</text:p>
        </text:list-item>
        <text:list-item>
          <text:p text:style-name="P52">Schalte den Lautsprecher ein wenn die Taste gedrückt ist und wieder aus, wenn die Taste nicht gedrückt ist.</text:p>
        </text:list-item>
        <text:list-item>
          <text:p text:style-name="P51"><text:span text:style-name="T12">Lass den Mini-Computer SOS piepsen (</text:span><text:span text:style-name="T4">· · · – – – · · ·</text:span><text:span text:style-name="T6">)</text:span><text:span text:style-name="T12"> wenn die Taste gedrückt wird.</text:span></text:p>
        </text:list-item>
      </text:list>
      <text:h text:style-name="P46" text:outline-level="2">Erklärungen</text:h>
      <text:p text:style-name="P21">pinMode(7, INPUT_PULLUP);</text:p>
      <text:p text:style-name="P5">Stellt den Pin 7 als Eingang ein. <text:span text:style-name="Source_20_Text">INPUT_PULLUP</text:span> ist ein spezieller Modus für Tasten und Schalter. Damit wird ein interner Widerstand zwischen 5V und dem Pin aktiviert, so dass man den nicht selber anschließen muss.</text:p>
      <text:p text:style-name="P23">bool taste;</text:p>
      <text:p text:style-name="P6">Dies definiert eine Variable namens „taste“ mit dem Inhaltstyp „bool“. Variablen sind Container in denen man sich eine Information für später merken kann. Es gibt viele Typen für verschiedene Verwendungszwecke. Der Typ <text:span text:style-name="Source_20_Text">bool</text:span> kennt nur die beiden Werte <text:span text:style-name="Source_20_Text">true</text:span> und <text:span text:style-name="Source_20_Text">false</text:span> (ja/nein) bzw. <text:span text:style-name="Source_20_Text">HIGH</text:span> und <text:span text:style-name="Source_20_Text">LOW</text:span>. Der Name ist eine Erinnerung an George Boole.</text:p>
      <text:p text:style-name="P23"><text:span text:style-name="T8">taste</text:span> = digitalRead(7);</text:p>
      <text:p text:style-name="P7">Das <text:span text:style-name="Source_20_Text">digitalRead</text:span> prüft die Spannung an Pin 7 und mit der Zuweisung „<text:span text:style-name="Source_20_Text"><text:span text:style-name="T5">=</text:span></text:span><text:span text:style-name="T11">“</text:span> wird das Ergebnis in die Variable „taste“ kopiert. Bei einer Spannung größer 3V ist das Ergebnis <text:span text:style-name="Source_20_Text">true</text:span> bzw <text:span text:style-name="Source_20_Text">HIGH</text:span>, ansonsten <text:span text:style-name="Source_20_Text">false</text:span> bzw. <text:span text:style-name="Source_20_Text">LOW</text:span>.</text:p>
      <text:p text:style-name="P26">if (<text:span text:style-name="T8">BEDINGUNG</text:span>) { <text:span text:style-name="T8">A… }</text:span></text:p>
      <text:p text:style-name="P26">if (<text:span text:style-name="T8">BEDINGUNG</text:span>) { <text:span text:style-name="T8">A… } else { B… }</text:span></text:p>
      <text:p text:style-name="P7">Dies ist eine Verzweigung im Programmfluss. Falls die Bedingung zutrifft werden die Befehle in A ausgeführt, ansonsten die in B falls vorhanden. Im Beispielprogramm wird der Vergleich „<text:span text:style-name="Source_20_Text"><text:span text:style-name="T5">==</text:span></text:span>“ benutzt. Nicht mit der Zuweisung „<text:span text:style-name="Source_20_Text"><text:span text:style-name="T5">=</text:span></text:span>“ verwechseln.</text:p>
      <text:p text:style-name="P24">tone(9, 440);</text:p>
      <text:p text:style-name="P7">Dieser Befehl <text:span text:style-name="T12">stellt einen Hardware-Zähler am Pin 9 so ein, dass auf dem Pin ein rechteckiges Spannungssignal mit der Frequenz 440Hz erzeugt wird. Wenn die Spannung HIGH (5V) ist, fließt ein Strom durch den Widerstand und den Lautsprecher zu der 0V Leitung. Der Strom erzeugt ein Magnetfeld und dieses bewegt die Membran des Lautsprechers durch Anziehung/Abstoßung zu dem Permanentmagneten.</text:span></text:p>
      <text:p text:style-name="P24"><text:span text:style-name="T12">n</text:span>oTone(9);</text:p>
      <text:p text:style-name="P9">Und dann war plötzlich wieder <text:span text:style-name="T13">Stille…</text:span></text:p>
      <text:h text:style-name="P41" text:outline-level="1">Maschine<text:span text:style-name="T26">-Mensch</text:span> <text:span text:style-name="T17">Kommunikation</text:span></text:h>
      <text:p text:style-name="P10">Oft ist es nützlich, mehr aus dem Inneren des Mini-Computers zu erfahren als mit einer morsenden Leuchtdiode kommunizierbar ist. Wir wollen Texte vom Mini-Computer an unseren PC übertragen und d<text:span text:style-name="T16">ort</text:span> <text:span text:style-name="T16">live </text:span>sehen. <text:span text:style-name="T15">Damit es interessanter wird, haben wir am Pin A0 und A1 jeweils einen Drehwiderstand als einfache Sensoren angeschlossen.</text:span></text:p>
      <text:p text:style-name="Preformatted_20_Text">void setup() {</text:p>
      <text:p text:style-name="Preformatted_20_Text"><text:s text:c="2"/><text:span text:style-name="T14">pinMode(A0, INPUT);</text:span></text:p>
      <text:p text:style-name="P27"><text:s text:c="2"/>Serial.begin(57600);</text:p>
      <text:p text:style-name="P27"><text:s text:c="2"/><text:span text:style-name="T18">Serial.println(“Hallo Welt!“);</text:span></text:p>
      <text:p text:style-name="Preformatted_20_Text">}</text:p>
      <text:p text:style-name="Preformatted_20_Text"/>
      <text:p text:style-name="Preformatted_20_Text">void loop() {</text:p>
      <text:p text:style-name="P28"><text:s text:c="2"/>int <text:span text:style-name="T14">wert;</text:span></text:p>
      <text:p text:style-name="P28"><text:s text:c="2"/><text:span text:style-name="T15">wert</text:span> = analogRead(A0);</text:p>
      <text:p text:style-name="Preformatted_20_Text"><text:s text:c="2"/>Serial.println(<text:span text:style-name="T14">wert</text:span>);</text:p>
      <text:p text:style-name="Preformatted_20_Text"><text:s text:c="2"/>delay(1<text:span text:style-name="T18">0</text:span>);</text:p>
      <text:p text:style-name="Preformatted_20_Text">}</text:p>
      <text:p text:style-name="P12">In der Arduino Umgebung kann man im Menü „Werkzeuge“ den Punkt „Serieller Monitor“ anklicken. Dies liefert ein Fenster in dem die Textausgaben zu sehen sind. Mit „Serieller Plotter“ bekommt man eine grafische Darstellung der übertragenen Messwerte.</text:p>
      <text:h text:style-name="Heading_20_2" text:outline-level="2">Vorschläge zum Experimentieren</text:h>
      <text:list xml:id="list9086484725077616644" text:style-name="L3">
        <text:list-item>
          <text:p text:style-name="P53"><text:span text:style-name="T18">Lies auch den </text:span>Messwert an Pin A1. Erweitere die Textausgabe so, dass beide Werte mit einem Leerzeichen <text:span text:style-name="Source_20_Text">“ “</text:span> getrennt ausgegeben werden.</text:p>
        </text:list-item>
        <text:list-item>
          <text:p text:style-name="P53">Lass eine Leuchtdiode blinken. Der Drehwiderstand an A0 kann die Periodendauer (An+Auszeit) festlegen und der Andere <text:span text:style-name="T23">an</text:span> A1 den Anteil der An-Zeit. <text:span text:style-name="T23">Was passiert bei kurzen Perioden?</text:span></text:p>
        </text:list-item>
      </text:list>
      <text:p text:style-name="P33">int periode = analogRead(A0);</text:p>
      <text:p text:style-name="P33">int anzeit = periode*analogRead(A1)/1024;</text:p>
      <text:list xml:id="list121444539079997" text:continue-numbering="true" text:style-name="L3">
        <text:list-item>
          <text:p text:style-name="P54">Noch mehr Krach: Die Frequenz per Drehwiderstand einstellen.</text:p>
        </text:list-item>
      </text:list>
      <text:h text:style-name="P44" text:outline-level="2">Erklärungen</text:h>
      <text:p text:style-name="P29">Serial.begin(57600);</text:p>
      <text:p text:style-name="Text_20_body"><text:span text:style-name="T17">Richtet die Verbindung mit der angegebenen Geschwindigkeit ein. Typische Werte sind: </text:span>9600, 14400, 19200, 28800, 38400, 57600, 115200. <text:span text:style-name="T17">Die Älteren unter uns, werden sich vielleicht noch an 57k6 Modems am Analogtelefon erinnern.</text:span></text:p>
      <text:p text:style-name="P32">Serial.print(“Hallo Welt!“);</text:p>
      <text:p text:style-name="P32">Serial.println(“Hallo Welt!“);</text:p>
      <text:p text:style-name="P14"><text:span text:style-name="T19">Sendet den Text über das USB-Kabel zum PC. Die Variante „</text:span><text:span text:style-name="Source_20_Text"><text:span text:style-name="T19">println</text:span></text:span><text:span text:style-name="T19">“ sendet anschließend das Steuerzeichen für eine neue Zeile (print line).</text:span></text:p>
      <text:p text:style-name="P30">int <text:span text:style-name="T14">wert;</text:span></text:p>
      <text:p text:style-name="P14"><text:span text:style-name="T19">Definiert die Variable namens „wert“ vom Typ „int“. Das steht für Ganze Zahlen (ohne Dezimalpunkt/Komma) im Bereich von </text:span>-32,768 <text:span text:style-name="T19">bis</text:span> 32,767. <text:span text:style-name="T19">Andere ähnliche Typen sind „byte“ von 0 bis 255, „char“ von </text:span>-128 <text:span text:style-name="T19">bis</text:span> 127 <text:span text:style-name="T19">und „long“ im Bereich </text:span><text:span text:style-name="T20">±</text:span><text:span text:style-name="T21">2 Milliarden.</text:span></text:p>
      <text:p text:style-name="P30"><text:span text:style-name="T15">wert</text:span> = analogRead(A0);</text:p>
      <text:p text:style-name="P13">Liest die Spannung an Pin A0 und wandelt sie in eine Ganze Zahl zwischen 0 und 1023 um. Der Wert 0 entspricht 0V am Pin und 1023 ent<text:span text:style-name="T22">s</text:span>pricht 5V. <text:span text:style-name="T22">Das Messergebnis wird in die Variable „wert“ kopiert.</text:span></text:p>
      <text:p text:style-name="P31">Serial.print(<text:span text:style-name="T14">wert</text:span>);</text:p>
      <text:p text:style-name="P31">Serial.println(<text:span text:style-name="T14">wert</text:span>);</text:p>
      <text:p text:style-name="P15">Der print Befehl kann auch Zahlen in Text umwandeln.</text:p>
      <text:p text:style-name="Preformatted_20_Text"><text:span text:style-name="T23">wert = </text:span>map(<text:span text:style-name="T23">wert</text:span>, <text:span text:style-name="T23">0</text:span>, <text:span text:style-name="T23">1023</text:span>, <text:span text:style-name="T23">440</text:span>, <text:span text:style-name="T23">880</text:span>);</text:p>
      <text:p text:style-name="P16">Die <text:span text:style-name="Source_20_Text">map</text:span> Funktion (auf Deutsch „abbilden“) ist nützlich, um Werte aus einem Zahlenbereich in einen anderen umzurechnen. Einfach probieren!</text:p>
      <text:p text:style-name="Preformatted_20_Text"><text:span text:style-name="T23">wert</text:span> = constrain(<text:span text:style-name="T23">wert</text:span>, 10, 150);</text:p>
      <text:p text:style-name="P16">Diese Funktion schränkt den Wert auf den gewünschten Zahlenbereich ein. Im Beispiel werden Zahlen kleiner 10 durch 10 ersetzt und Zahlen größer 150 durch 150 ersetzt. Nur die Zahlen dazwischen bleiben wie sie sind.</text:p>
      <text:h text:style-name="P40" text:outline-level="1">Fast wie die Fledermaus…</text:h>
      <text:p text:style-name="P17">Wir haben einen Ultraschall Entfernungssensor. Dieser funktioniert ähnlich wie bei der Fledermaus: Mit dem „Trigger“ Ausgang (Pin 3) wird ein Ultraschall-Impuls losgeschickt und am „Echo“ Eingang (Pin 4) messen wir die Zeit bis zum ersten Echo. Diese Zeit hängt vom Abstand ab.</text:p>
      <text:p text:style-name="Preformatted_20_Text">void setup() {</text:p>
      <text:p text:style-name="Preformatted_20_Text"><text:s text:c="2"/>pinMode(3, OUTPUT); // Trigger</text:p>
      <text:p text:style-name="Preformatted_20_Text"><text:s text:c="2"/>pinMode(4, INPUT); <text:s/>// Echo</text:p>
      <text:p text:style-name="Preformatted_20_Text"><text:s text:c="2"/>Serial.begin(57600);</text:p>
      <text:p text:style-name="Preformatted_20_Text">}</text:p>
      <text:p text:style-name="Preformatted_20_Text"/>
      <text:p text:style-name="P36">long zeit;</text:p>
      <text:p text:style-name="Preformatted_20_Text"/>
      <text:p text:style-name="P34">void loop() {</text:p>
      <text:p text:style-name="P34"><text:s text:c="2"/>// den Ultraschall-Impuls los schicken</text:p>
      <text:p text:style-name="P34"><text:s text:c="2"/>digitalWrite(3, HIGH);</text:p>
      <text:p text:style-name="P34"><text:s text:c="2"/>delayMicroseconds(10);</text:p>
      <text:p text:style-name="P34"><text:s text:c="2"/>digitalWrite(3, LOW);</text:p>
      <text:p text:style-name="P34"/>
      <text:p text:style-name="P34"><text:s text:c="2"/>// die Zeit bis zum Echo messen (in Micro-Sekunden)</text:p>
      <text:p text:style-name="P34"><text:s text:c="2"/><text:span text:style-name="T24">z</text:span>eit = pulseIn(4, HIGH, 4000);</text:p>
      <text:p text:style-name="P34"/>
      <text:p text:style-name="P34"><text:s text:c="2"/>Serial.println(zeit);</text:p>
      <text:p text:style-name="P34"><text:s text:c="2"/><text:span text:style-name="T25">delay(10); // 10ms warten</text:span></text:p>
      <text:p text:style-name="P34">}</text:p>
      <text:h text:style-name="P43" text:outline-level="2">Vorschläge zum Experimentieren</text:h>
      <text:list xml:id="list5168450527308379964" text:style-name="L4">
        <text:list-item>
          <text:p text:style-name="P55">Schaue Dir die Messwerte im Seriellen Plotter oder der Konsole an. Was ist der kleinste und größte Wert? Wie hängen Entfernung und Messwert voneinander ab?</text:p>
        </text:list-item>
        <text:list-item>
          <text:p text:style-name="P55"/>
        </text:list-item>
      </text:list>
      <text:h text:style-name="P43" text:outline-level="2"/>
      <text:h text:style-name="P47" text:outline-level="2">Erklärungen</text:h>
      <text:p text:style-name="P36">zeit = pulseIn(4, HIGH, 4000);</text:p>
      <text:p text:style-name="P18">Die Funktion <text:span text:style-name="Source_20_Text">pulseIn</text:span> wartet bis die Spannung am Pin (hier 4) größer 3V wird (HIGH) und misst dann die Zeit in Micro-Sekunden bis die Spannung wieder kleiner 3V ist (LOW). Die 4000 gibt an, dass maximal 4ms gewartet werden soll. Das Messergebnis wird in die Variable „zeit“ kopiert.</text:p>
      <text:p text:style-name="P37">Serial.begin(57600);</text:p>
      <text:p text:style-name="P35">Serial.println(zeit);</text:p>
      <text:p text:style-name="P18">Die erste Zeile richtet die Datenübertragung zum PC ein. Dabei wird die Übertragungsgeschwindigkeit 57600 Bit pro Sekunde benutzt. Die zweite Zeile schickt den aktuellen Wert aus der Variable „zeit“ als Text an den PC. Dort kann man diese Werte in der Seriellen Konsole und dem Seriellen Plotter sehen (Menüpunkt Werkzeuge).</text:p>
      <text:p text:style-name="P25"><text:span text:style-name="T25">t</text:span>one(<text:span text:style-name="T25">6</text:span>, 440);</text:p>
      <text:p text:style-name="P25"><text:span text:style-name="T12">n</text:span>oTone(<text:span text:style-name="T25">6</text:span>);</text:p>
      <text:p text:style-name="P8">D<text:span text:style-name="T25">er erste</text:span> Befehl <text:span text:style-name="T25">erzeugt einen Ton an dem Pin 6 mit der angegebenen Frequenz, hier 440Hz.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20%" fo:font-weight="bold" style:font-size-asian="130%" style:font-weight-asian="normal" style:font-size-complex="130%" style:font-weight-complex="600"/>
    </style:style>
    <style:style style:name="Preformatted_20_Text" style:display-name="Preformatted Text" style:family="paragraph" style:parent-style-name="Standard" style:list-style-name="" style:class="html">
      <loext:graphic-properties draw:fill="solid" draw:fill-color="#dddddd" draw:fill-image-width="0cm" draw:fill-image-height="0cm"/>
      <style:paragraph-properties fo:margin-top="0cm" fo:margin-bottom="0cm" loext:contextual-spacing="false" fo:background-color="#dddddd" fo:padding="0.049cm" fo:border="0.26pt solid #000000" style:shadow="#808080 0.18cm 0.18cm" text:number-lines="true" text:line-number="0" style:writing-mode="page">
        <style:tab-stops/>
      </style:paragraph-properties>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_20_1" style:display-name="List 1" style:family="paragraph" style:parent-style-name="List" style:class="list">
      <style:paragraph-properties fo:margin-left="0.635cm" fo:margin-right="0cm" fo:margin-top="0cm" fo:margin-bottom="0cm" loext:contextual-spacing="false" fo:text-indent="-0.635cm" style:auto-text-indent="false" style:writing-mode="page"/>
    </style:style>
    <style:style style:name="Source_20_Text" style:display-name="Source Text" style:family="tex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4cm" fo:text-indent="0.099cm" fo:margin-left="0.4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4cm" fo:text-indent="0.598cm" fo:margin-left="0.4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0.4cm" fo:text-indent="1.598cm" fo:margin-left="0.4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0.4cm" fo:text-indent="2.849cm" fo:margin-left="0.4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0.4cm" fo:text-indent="4.348cm" fo:margin-left="0.4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0.4cm" fo:text-indent="6.149cm" fo:margin-left="0.4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0.4cm" fo:text-indent="8.449cm" fo:margin-left="0.4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0.4cm" fo:text-indent="11.049cm" fo:margin-left="0.4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0.4cm" fo:text-indent="13.85cm" fo:margin-left="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1cm" fo:margin-left="2cm" fo:margin-right="2cm" style:writing-mode="lr-tb" style:footnote-max-height="0cm">
        <style:columns fo:column-count="2" fo:column-gap="0.198cm">
          <style:column style:rel-width="32767*" fo:start-indent="0cm" fo:end-indent="0.099cm"/>
          <style:column style:rel-width="32768*" fo:start-indent="0.09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ndolf Rotta</meta:initial-creator>
    <meta:creation-date>2016-09-22T15:41:00.091001302</meta:creation-date>
    <dc:date>2017-03-09T12:14:43.088100549</dc:date>
    <meta:editing-duration>PT2H16M48S</meta:editing-duration>
    <meta:editing-cycles>17</meta:editing-cycles>
    <meta:generator>LibreOffice/5.2.5.1$Linux_X86_64 LibreOffice_project/20m0$Build-1</meta:generator>
    <meta:document-statistic meta:table-count="0" meta:image-count="0" meta:object-count="0" meta:page-count="4" meta:paragraph-count="134" meta:word-count="1419" meta:character-count="9319" meta:non-whitespace-character-count="7970"/>
  </office:meta>
</office:document-meta>
</file>